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font-size="9pt" style:font-size-asian="9pt" style:font-size-complex="9pt"/>
    </style:style>
    <style:style style:name="P3" style:family="paragraph" style:parent-style-name="Standard" style:master-page-name="Standard">
      <style:paragraph-properties fo:margin-top="0cm" fo:margin-bottom="0cm" style:contextual-spacing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-note.xml</text:span></text:p>
      <text:p text:style-name="P1">&lt;?xml version="1.0" encoding="ISO-8859-1"?&gt;</text:p>
      <text:p text:style-name="P1">&lt;!DOCTYPE note [</text:p>
      <text:p text:style-name="P1">&lt;!ELEMENT note (to+ , from , title , body)&gt;</text:p>
      <text:p text:style-name="P1">&lt;!ELEMENT to (#PCDATA)&gt;</text:p>
      <text:p text:style-name="P1">&lt;!ELEMENT from (#PCDATA)&gt;</text:p>
      <text:p text:style-name="P1">&lt;!ELEMENT title (#PCDATA)&gt;</text:p>
      <text:p text:style-name="P1">&lt;!ELEMENT body (#PCDATA)&gt;</text:p>
      <text:p text:style-name="P1">]&gt;</text:p>
      <text:p text:style-name="P1">&lt;note&gt;</text:p>
      <text:p text:style-name="P1"><text:s text:c="2"/>&lt;to&gt;Pedro&lt;/to&gt;</text:p>
      <text:p text:style-name="P1"><text:s text:c="2"/>&lt;from&gt;Laura&lt;/from&gt;</text:p>
      <text:p text:style-name="P1"><text:s text:c="2"/>&lt;title&gt;Hi&lt;/title&gt;</text:p>
      <text:p text:style-name="P1"><text:s text:c="2"/>&lt;body&gt;At 7:00 in the theatre&lt;/body&gt;</text:p>
      <text:p text:style-name="P1">&lt;/note&gt;</text:p>
      <text:p text:style-name="P1"/>
      <text:p text:style-name="P1"/>
      <text:p text:style-name="P1"><text:span text:style-name="T1">2-tag.xml</text:span></text:p>
      <text:p text:style-name="P1">&lt;?xml version="1.0" encoding="ISO-8859-1"?&gt;</text:p>
      <text:p text:style-name="P1">&lt;!DOCTYPE tag [</text:p>
      <text:p text:style-name="P1">&lt;!ELEMENT tag (name , street , city , country , zip_code)&gt;</text:p>
      <text:p text:style-name="P1">&lt;!ELEMENT name (#PCDATA)&gt;</text:p>
      <text:p text:style-name="P1">&lt;!ELEMENT street (#PCDATA)&gt;</text:p>
      <text:p text:style-name="P1">&lt;!ELEMENT city (#PCDATA)&gt;</text:p>
      <text:p text:style-name="P1">&lt;!ELEMENT country (#PCDATA)&gt;</text:p>
      <text:p text:style-name="P1">&lt;!ELEMENT zip_code (#PCDATA)&gt;</text:p>
      <text:p text:style-name="P1">]&gt;</text:p>
      <text:p text:style-name="P1">&lt;tag&gt;</text:p>
      <text:p text:style-name="P1"><text:s text:c="2"/>&lt;name&gt;Roberto&lt;/name&gt;</text:p>
      <text:p text:style-name="P1"><text:s text:c="2"/>&lt;street&gt;c/ Mayor, 82&lt;/street&gt;</text:p>
      <text:p text:style-name="P1"><text:s text:c="2"/>&lt;city&gt;Madrid&lt;/city&gt;</text:p>
      <text:p text:style-name="P1"><text:s text:c="2"/>&lt;country&gt;Spain&lt;/country&gt;</text:p>
      <text:p text:style-name="P1"><text:s text:c="2"/>&lt;zip_code&gt;39343&lt;/zip_code&gt;</text:p>
      <text:p text:style-name="P1">&lt;/tag&gt;</text:p>
      <text:p text:style-name="P1"/>
      <text:p text:style-name="P1"/>
      <text:p text:style-name="P1"><text:span text:style-name="T1">3-people.xml</text:span></text:p>
      <text:p text:style-name="P1">&lt;?xml version="1.0" encoding="ISO-8859-1"?&gt;</text:p>
      <text:p text:style-name="P1">&lt;!DOCTYPE people [</text:p>
      <text:p text:style-name="P1">&lt;!ELEMENT people (person)+&gt;</text:p>
      <text:p text:style-name="P1">&lt;!ELEMENT person (name , birth_date , sex)&gt;</text:p>
      <text:p text:style-name="P1">&lt;!ELEMENT name (#PCDATA)&gt;</text:p>
      <text:p text:style-name="P1">&lt;!ELEMENT birth_date (#PCDATA)&gt;</text:p>
      <text:p text:style-name="P1">&lt;!ELEMENT sex (#PCDATA)&gt;</text:p>
      <text:p text:style-name="P1">]&gt;</text:p>
      <text:p text:style-name="P1">&lt;people&gt;</text:p>
      <text:p text:style-name="P1"><text:s text:c="2"/>&lt;person&gt;</text:p>
      <text:p text:style-name="P1"><text:s text:c="4"/>&lt;name&gt;Antonio&lt;/name&gt;</text:p>
      <text:p text:style-name="P1"><text:soft-page-break/><text:s text:c="4"/>&lt;birth_date&gt;27-11-2008&lt;/birth_date&gt;</text:p>
      <text:p text:style-name="P1"><text:s text:c="4"/>&lt;sex&gt;Man&lt;/sex&gt;</text:p>
      <text:p text:style-name="P1"><text:s text:c="2"/>&lt;/person&gt;</text:p>
      <text:p text:style-name="P1">&lt;/people&gt;</text:p>
      <text:p text:style-name="P1"/>
      <text:p text:style-name="P1"/>
      <text:p text:style-name="P1"><text:span text:style-name="T1">4-enrolment.xml</text:span></text:p>
      <text:p text:style-name="P1">&lt;?xml version="1.0" encoding="ISO-8859-1"?&gt;</text:p>
      <text:p text:style-name="P1">&lt;!DOCTYPE enrolment [</text:p>
      <text:p text:style-name="P1">&lt;!ELEMENT enrolment (personal , payment)&gt;</text:p>
      <text:p text:style-name="P1">&lt;!ELEMENT personal (dni , name , degree , course , addresses)&gt;</text:p>
      <text:p text:style-name="P1">&lt;!ELEMENT dni (#PCDATA)&gt;</text:p>
      <text:p text:style-name="P1">&lt;!ELEMENT name (#PCDATA)&gt;</text:p>
      <text:p text:style-name="P1">&lt;!ELEMENT degree (#PCDATA)&gt;</text:p>
      <text:p text:style-name="P1">&lt;!ELEMENT course (#PCDATA)&gt;</text:p>
      <text:p text:style-name="P1">&lt;!ELEMENT addresses (address)+&gt;</text:p>
      <text:p text:style-name="P1">&lt;!ELEMENT address (a_name)&gt;</text:p>
      <text:p text:style-name="P1">&lt;!ELEMENT a_name (#PCDATA)&gt;</text:p>
      <text:p text:style-name="P1">&lt;!ELEMENT payment (enrolment_type)&gt;</text:p>
      <text:p text:style-name="P1">&lt;!ELEMENT enrolment_type (#PCDATA)&gt;</text:p>
      <text:p text:style-name="P1">&lt;!ATTLIST address type (family | habitual) #REQUIRED&gt;</text:p>
      <text:p text:style-name="P1">]&gt;</text:p>
      <text:p text:style-name="P1">&lt;enrolment&gt;</text:p>
      <text:p text:style-name="P1"><text:s text:c="2"/>&lt;personal&gt;</text:p>
      <text:p text:style-name="P1"><text:s text:c="4"/>&lt;dni&gt;99521366M&lt;/dni&gt;</text:p>
      <text:p text:style-name="P1"><text:s text:c="4"/>&lt;name&gt;Maria Garcia Marin&lt;/name&gt;</text:p>
      <text:p text:style-name="P1"><text:s text:c="4"/>&lt;degree&gt;Computing&lt;/degree&gt;</text:p>
      <text:p text:style-name="P1"><text:s text:c="4"/>&lt;course&gt;2016/2017&lt;/course&gt;</text:p>
      <text:p text:style-name="P1"><text:s text:c="4"/>&lt;addresses&gt;</text:p>
      <text:p text:style-name="P1"><text:s text:c="6"/>&lt;address type="family"&gt;</text:p>
      <text:p text:style-name="P1"><text:s text:c="8"/>&lt;a_name&gt;C/ PioXII nº1&lt;/a_name&gt;</text:p>
      <text:p text:style-name="P1"><text:s text:c="6"/>&lt;/address&gt;</text:p>
      <text:p text:style-name="P1"><text:s text:c="6"/>&lt;address type="habitual"&gt;</text:p>
      <text:p text:style-name="P1"><text:s text:c="8"/>&lt;a_name&gt;C/ Serpis nº2&lt;/a_name&gt;</text:p>
      <text:p text:style-name="P1"><text:s text:c="6"/>&lt;/address&gt;</text:p>
      <text:p text:style-name="P1"><text:s text:c="4"/>&lt;/addresses&gt;</text:p>
      <text:p text:style-name="P1"><text:s text:c="2"/>&lt;/personal&gt;</text:p>
      <text:p text:style-name="P1"><text:s text:c="2"/>&lt;payment&gt;</text:p>
      <text:p text:style-name="P1"><text:s text:c="4"/>&lt;enrolment_type&gt;Regular&lt;/enrolment_type&gt;</text:p>
      <text:p text:style-name="P1"><text:s text:c="2"/>&lt;/payment&gt;</text:p>
      <text:p text:style-name="P1">&lt;/enrolment&gt;</text:p>
      <text:p text:style-name="P1"/>
      <text:p text:style-name="P1"/>
      <text:p text:style-name="P1"/>
      <text:p text:style-name="P1"><text:span text:style-name="T1">5-note.xml</text:span></text:p>
      <text:p text:style-name="P1">&lt;?xml version="1.0" encoding="UTF-8"?&gt;</text:p>
      <text:p text:style-name="P1">&lt;!DOCTYPE note_list [</text:p>
      <text:p text:style-name="P1">&lt;!ELEMENT note_list (note+)&gt;</text:p>
      <text:p text:style-name="P1"><text:soft-page-break/>&lt;!ELEMENT note (to,from,title,content)&gt;</text:p>
      <text:p text:style-name="P1">&lt;!ELEMENT to (#PCDATA)&gt;</text:p>
      <text:p text:style-name="P1">&lt;!ELEMENT from (#PCDATA)&gt;</text:p>
      <text:p text:style-name="P1">&lt;!ELEMENT title (#PCDATA)&gt;</text:p>
      <text:p text:style-name="P1">&lt;!ELEMENT content (#PCDATA)&gt;</text:p>
      <text:p text:style-name="P1">&lt;!ATTLIST note dia CDATA #IMPLIED&gt;</text:p>
      <text:p text:style-name="P1">&lt;!ATTLIST note hora CDATA #IMPLIED&gt;</text:p>
      <text:p text:style-name="P1">]&gt;</text:p>
      <text:p text:style-name="P1">&lt;note_list&gt;</text:p>
      <text:p text:style-name="P1"><text:s text:c="2"/>&lt;note&gt;</text:p>
      <text:p text:style-name="P1"><text:s text:c="4"/>&lt;to&gt;Pedro&lt;/to&gt;</text:p>
      <text:p text:style-name="P1"><text:s text:c="4"/>&lt;from&gt;Laura&lt;/from&gt;</text:p>
      <text:p text:style-name="P1"><text:s text:c="4"/>&lt;title&gt;Reminder&lt;/title&gt;</text:p>
      <text:p text:style-name="P1"><text:s text:c="4"/>&lt;content&gt;Don’t forget your keys&lt;/content&gt;</text:p>
      <text:p text:style-name="P1"><text:s text:c="2"/>&lt;/note&gt;</text:p>
      <text:p text:style-name="P1"><text:s text:c="2"/>&lt;note dia="23/01/2010" hora="13:15"&gt;</text:p>
      <text:p text:style-name="P1"><text:s text:c="4"/>&lt;to&gt;Miguel&lt;/to&gt;</text:p>
      <text:p text:style-name="P1"><text:s text:c="4"/>&lt;from&gt;Juan&lt;/from&gt;</text:p>
      <text:p text:style-name="P1"><text:s text:c="4"/>&lt;title&gt;Inform&lt;/title&gt;</text:p>
      <text:p text:style-name="P1"><text:s text:c="4"/>&lt;content&gt;I have read your informs. Good work!&lt;/content&gt;</text:p>
      <text:p text:style-name="P1"><text:s text:c="2"/>&lt;/note&gt;</text:p>
      <text:p text:style-name="P1">&lt;/note_list&gt;</text:p>
      <text:p text:style-name="P1"/>
      <text:p text:style-name="P1"/>
      <text:p text:style-name="P1"><text:span text:style-name="T1">6-editorial.xml</text:span></text:p>
      <text:p text:style-name="P1">&lt;?xml version="1.0" encoding="UTF-8"?&gt;</text:p>
      <text:p text:style-name="P1">&lt;!DOCTYPE inform [</text:p>
      <text:p text:style-name="P1">&lt;!ELEMENT inform (heading,body)&gt;</text:p>
      <text:p text:style-name="P1">&lt;!ELEMENT heading (title,subtitle,description,date)&gt;</text:p>
      <text:p text:style-name="P1">&lt;!ELEMENT title (#PCDATA)&gt;</text:p>
      <text:p text:style-name="P1">&lt;!ELEMENT subtitle (#PCDATA)&gt;</text:p>
      <text:p text:style-name="P1">&lt;!ELEMENT description (#PCDATA)&gt;</text:p>
      <text:p text:style-name="P1">&lt;!ELEMENT date (#PCDATA)&gt;</text:p>
      <text:p text:style-name="P1">&lt;!ELEMENT body (region+)&gt;</text:p>
      <text:p text:style-name="P1">&lt;!ELEMENT region (sale+)&gt;</text:p>
      <text:p text:style-name="P1">&lt;!ELEMENT sale (sold_books)&gt;</text:p>
      <text:p text:style-name="P1">&lt;!ELEMENT sold_books (#PCDATA)&gt;</text:p>
      <text:p text:style-name="P1">&lt;!ATTLIST region name (north|center|south) #REQUIRED&gt;</text:p>
      <text:p text:style-name="P1">&lt;!ATTLIST sale trimester (1|2|3|4) #REQUIRED&gt;</text:p>
      <text:p text:style-name="P1">]&gt;</text:p>
      <text:p text:style-name="P2"/>
      <text:p text:style-name="P2"/>
      <text:p text:style-name="P1"><text:span text:style-name="T2">&lt;inform&gt;</text:span></text:p>
      <text:p text:style-name="P1"><text:span text:style-name="T2"><text:s text:c="2"/>&lt;heading&gt;</text:span></text:p>
      <text:p text:style-name="P1"><text:span text:style-name="T2"><text:s text:c="4"/>&lt;title&gt;Sale Edition&lt;/title&gt;</text:span></text:p>
      <text:p text:style-name="P1"><text:span text:style-name="T2"><text:s text:c="4"/>&lt;subtitle&gt;Sale Inform&lt;/subtitle&gt;</text:span></text:p>
      <text:p text:style-name="P1"><text:span text:style-name="T2"><text:s text:c="4"/>&lt;description&gt;sale inform about regions&lt;/description&gt;</text:span></text:p>
      <text:p text:style-name="P1"><text:span text:style-name="T2"><text:s text:c="4"/>&lt;date&gt;30/12/2016&lt;/date&gt;</text:span></text:p>
      <text:p text:style-name="P1"><text:span text:style-name="T2"><text:s text:c="2"/>&lt;/heading&gt;</text:span></text:p>
      <text:p text:style-name="P1"><text:span text:style-name="T2"><text:s text:c="2"/>&lt;body&gt;</text:span></text:p>
      <text:p text:style-name="P1"><text:soft-page-break/><text:span text:style-name="T2"><text:s text:c="4"/>&lt;region name="north"&gt;</text:span></text:p>
      <text:p text:style-name="P1"><text:span text:style-name="T2"><text:s text:c="6"/>&lt;sale trimester="1"&gt;</text:span></text:p>
      <text:p text:style-name="P1"><text:span text:style-name="T2"><text:s text:c="8"/>&lt;sold_books&gt;24000&lt;/sold_books&gt;</text:span></text:p>
      <text:p text:style-name="P1"><text:span text:style-name="T2"><text:s text:c="6"/>&lt;/sale&gt;</text:span></text:p>
      <text:p text:style-name="P1"><text:span text:style-name="T2"><text:s text:c="6"/>&lt;sale trimester="2"&gt;</text:span></text:p>
      <text:p text:style-name="P1"><text:span text:style-name="T2"><text:s text:c="8"/>&lt;sold_books&gt;38600&lt;/sold_books&gt;</text:span></text:p>
      <text:p text:style-name="P1"><text:span text:style-name="T2"><text:s text:c="6"/>&lt;/sale&gt;</text:span></text:p>
      <text:p text:style-name="P1"><text:span text:style-name="T2"><text:s text:c="6"/>&lt;sale trimester="3"&gt;</text:span></text:p>
      <text:p text:style-name="P1"><text:span text:style-name="T2"><text:s text:c="8"/>&lt;sold_books&gt;&lt;/sold_books&gt;</text:span></text:p>
      <text:p text:style-name="P1"><text:span text:style-name="T2"><text:s text:c="6"/>&lt;/sale&gt;</text:span></text:p>
      <text:p text:style-name="P1"><text:span text:style-name="T2"><text:s text:c="6"/>&lt;sale trimester="4"&gt;</text:span></text:p>
      <text:p text:style-name="P1"><text:span text:style-name="T2"><text:s text:c="8"/>&lt;sold_books&gt;&lt;/sold_books&gt;</text:span></text:p>
      <text:p text:style-name="P1"><text:span text:style-name="T2"><text:s text:c="6"/>&lt;/sale&gt;</text:span></text:p>
      <text:p text:style-name="P1"><text:span text:style-name="T2"><text:s text:c="4"/>&lt;/region&gt;</text:span></text:p>
      <text:p text:style-name="P1"><text:span text:style-name="T2"><text:s text:c="4"/>&lt;region name="center"&gt;</text:span></text:p>
      <text:p text:style-name="P1"><text:span text:style-name="T2"><text:s text:c="6"/>&lt;sale trimester="1"&gt;</text:span></text:p>
      <text:p text:style-name="P1"><text:span text:style-name="T2"><text:s text:c="8"/>&lt;sold_books&gt;&lt;/sold_books&gt;</text:span></text:p>
      <text:p text:style-name="P1"><text:span text:style-name="T2"><text:s text:c="6"/>&lt;/sale&gt;</text:span></text:p>
      <text:p text:style-name="P1"><text:span text:style-name="T2"><text:s text:c="6"/>&lt;sale trimester="2"&gt;</text:span></text:p>
      <text:p text:style-name="P1"><text:span text:style-name="T2"><text:s text:c="8"/>&lt;sold_books&gt;16080&lt;/sold_books&gt;</text:span></text:p>
      <text:p text:style-name="P1"><text:span text:style-name="T2"><text:s text:c="6"/>&lt;/sale&gt;</text:span></text:p>
      <text:p text:style-name="P1"><text:span text:style-name="T2"><text:s text:c="6"/>&lt;sale trimester="3"&gt;</text:span></text:p>
      <text:p text:style-name="P1"><text:span text:style-name="T2"><text:s text:c="8"/>&lt;sold_books&gt;25000&lt;/sold_books&gt;</text:span></text:p>
      <text:p text:style-name="P1"><text:span text:style-name="T2"><text:s text:c="6"/>&lt;/sale&gt;</text:span></text:p>
      <text:p text:style-name="P1"><text:span text:style-name="T2"><text:s text:c="6"/>&lt;sale trimester="4"&gt;</text:span></text:p>
      <text:p text:style-name="P1"><text:span text:style-name="T2"><text:s text:c="8"/>&lt;sold_books&gt;29000&lt;/sold_books&gt;</text:span></text:p>
      <text:p text:style-name="P1"><text:span text:style-name="T2"><text:s text:c="6"/>&lt;/sale&gt;</text:span></text:p>
      <text:p text:style-name="P1"><text:span text:style-name="T2"><text:s text:c="4"/>&lt;/region&gt;</text:span></text:p>
      <text:p text:style-name="P1"><text:span text:style-name="T2"><text:s text:c="4"/>&lt;region name="south"&gt;</text:span></text:p>
      <text:p text:style-name="P1"><text:span text:style-name="T2"><text:s text:c="6"/>&lt;sale trimester="1"&gt;</text:span></text:p>
      <text:p text:style-name="P1"><text:span text:style-name="T2"><text:s text:c="8"/>&lt;sold_books&gt;27000&lt;/sold_books&gt;</text:span></text:p>
      <text:p text:style-name="P1"><text:span text:style-name="T2"><text:s text:c="6"/>&lt;/sale&gt;</text:span></text:p>
      <text:p text:style-name="P1"><text:span text:style-name="T2"><text:s text:c="6"/>&lt;sale trimester="2"&gt;</text:span></text:p>
      <text:p text:style-name="P1"><text:span text:style-name="T2"><text:s text:c="8"/>&lt;sold_books&gt;31400&lt;/sold_books&gt;</text:span></text:p>
      <text:p text:style-name="P1"><text:span text:style-name="T2"><text:s text:c="6"/>&lt;/sale&gt;</text:span></text:p>
      <text:p text:style-name="P1"><text:span text:style-name="T2"><text:s text:c="6"/>&lt;sale trimester="3"&gt;</text:span></text:p>
      <text:p text:style-name="P1"><text:span text:style-name="T2"><text:s text:c="8"/>&lt;sold_books&gt;40100&lt;/sold_books&gt;</text:span></text:p>
      <text:p text:style-name="P1"><text:span text:style-name="T2"><text:s text:c="6"/>&lt;/sale&gt;</text:span></text:p>
      <text:p text:style-name="P1"><text:span text:style-name="T2"><text:s text:c="6"/>&lt;sale trimester="4"&gt;</text:span></text:p>
      <text:p text:style-name="P1"><text:span text:style-name="T2"><text:s text:c="8"/>&lt;sold_books&gt;30000&lt;/sold_books&gt;</text:span></text:p>
      <text:p text:style-name="P1"><text:span text:style-name="T2"><text:s text:c="6"/>&lt;/sale&gt;</text:span></text:p>
      <text:p text:style-name="P1"><text:span text:style-name="T2"><text:s text:c="4"/>&lt;/region&gt;</text:span></text:p>
      <text:p text:style-name="P1"><text:span text:style-name="T2"><text:s text:c="2"/>&lt;/body&gt;</text:span></text:p>
      <text:p text:style-name="P1"><text:span text:style-name="T2">&lt;/inform&gt;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177" meta:word-count="382" meta:character-count="4329" meta:non-whitespace-character-count="3686"/>
    <meta:generator>LibreOffice/4.2.8.2$Linux_X86_64 LibreOffice_project/420m0$Build-2</meta:generator>
  </office:meta>
</office:document-meta>
</file>